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450000024566FF0A11.png"/>
  <manifest:file-entry manifest:media-type="image/png" manifest:full-path="Pictures/100002010000010400000104D74CD7D7.png"/>
  <manifest:file-entry manifest:media-type="image/svg+xml" manifest:full-path="Pictures/100008030000388E0000388E19BE1538.svg"/>
  <manifest:file-entry manifest:media-type="image/svg+xml" manifest:full-path="Pictures/100005AF0000388E0000388E57CB6DA9.svg"/>
  <manifest:file-entry manifest:media-type="image/svg+xml" manifest:full-path="Pictures/100007980000193F0000193F4C70F452.svg"/>
  <manifest:file-entry manifest:media-type="image/png" manifest:full-path="Pictures/1000020100000245000002457037568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3" draw:id="id3" draw:layer="layout" svg:width="3.011cm" svg:height="2.586cm" svg:x="9.6cm" svg:y="13.914cm">
          <draw:image xlink:href="Pictures/10000201000002450000024570375682.png" xlink:type="simple" xlink:show="embed" xlink:actuate="onLoad"/>
          <draw:image xlink:href="Pictures/100005AF0000388E0000388E57CB6DA9.svg" xlink:type="simple" xlink:show="embed" xlink:actuate="onLoad">
            <text:p/>
          </draw:image>
        </draw:frame>
        <draw:frame draw:style-name="gr1" draw:text-style-name="P1" xml:id="id1" draw:id="id1" draw:layer="layout" svg:width="2.792cm" svg:height="3.09cm" svg:x="3.808cm" svg:y="9.91cm">
          <draw:image xlink:href="Pictures/100002010000010400000104D74CD7D7.png" xlink:type="simple" xlink:show="embed" xlink:actuate="onLoad"/>
          <draw:image xlink:href="Pictures/100007980000193F0000193F4C70F452.svg" xlink:type="simple" xlink:show="embed" xlink:actuate="onLoad">
            <text:p/>
          </draw:image>
        </draw:frame>
        <draw:frame draw:style-name="gr1" draw:text-style-name="P1" xml:id="id2" draw:id="id2" draw:layer="layout" svg:width="4.2cm" svg:height="4.3cm" svg:x="3.1cm" svg:y="4.3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connector draw:style-name="gr2" draw:text-style-name="P1" draw:layer="layout" svg:x1="5.204cm" svg:y1="9.91cm" svg:x2="5.2cm" svg:y2="8.6cm" draw:start-shape="id1" draw:start-glue-point="0" draw:end-shape="id2" draw:end-glue-point="2" svg:d="M5204 9910v-655h-4v-655">
          <text:p/>
        </draw:connector>
        <draw:connector draw:style-name="gr3" draw:text-style-name="P1" draw:layer="layout" svg:x1="6.6cm" svg:y1="11.455cm" svg:x2="11.105cm" svg:y2="13.914cm" draw:start-shape="id1" draw:start-glue-point="1" draw:end-shape="id3" draw:end-glue-point="0" svg:d="M6600 11455h4505v2459">
          <text:p/>
        </draw:connector>
        <draw:connector draw:style-name="gr3" draw:text-style-name="P1" draw:layer="layout" svg:x1="11.105cm" svg:y1="16.5cm" svg:x2="5.204cm" svg:y2="13cm" draw:start-shape="id3" draw:start-glue-point="2" draw:end-shape="id1" draw:end-glue-point="2" svg:d="M11105 16500v500h-5901v-4000">
          <text:p/>
        </draw:connector>
        <draw:frame draw:style-name="gr1" draw:text-style-name="P1" xml:id="id4" draw:id="id4" draw:layer="layout" svg:width="2.792cm" svg:height="3.09cm" svg:x="14.508cm" svg:y="9.91cm">
          <draw:image xlink:href="Pictures/100002010000010400000104D74CD7D7.png" xlink:type="simple" xlink:show="embed" xlink:actuate="onLoad"/>
          <draw:image xlink:href="Pictures/100007980000193F0000193F4C70F452.svg" xlink:type="simple" xlink:show="embed" xlink:actuate="onLoad">
            <text:p/>
          </draw:image>
        </draw:frame>
        <draw:frame draw:style-name="gr1" draw:text-style-name="P1" xml:id="id5" draw:id="id5" draw:layer="layout" svg:width="4.2cm" svg:height="4.3cm" svg:x="13.8cm" svg:y="4.3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connector draw:style-name="gr3" draw:text-style-name="P1" draw:layer="layout" svg:x1="11.105cm" svg:y1="16.5cm" svg:x2="15.904cm" svg:y2="13cm" draw:start-shape="id3" draw:start-glue-point="2" draw:end-shape="id4" draw:end-glue-point="2" svg:d="M11105 16500v500h4799v-4000">
          <text:p/>
        </draw:connector>
        <draw:connector draw:style-name="gr2" draw:text-style-name="P1" draw:layer="layout" svg:x1="15.9cm" svg:y1="8.6cm" svg:x2="15.904cm" svg:y2="9.91cm" draw:start-shape="id5" draw:start-glue-point="2" draw:end-shape="id4" draw:end-glue-point="0" svg:d="M15900 8600v655h4v655">
          <text:p/>
        </draw:connector>
      </draw:page>
      <draw:page draw:name="page2" draw:style-name="dp1" draw:master-page-name="Predeterminado">
        <draw:frame draw:style-name="gr1" draw:text-style-name="P1" xml:id="id6" draw:id="id6" draw:layer="layout" svg:width="1.5cm" svg:height="1.7cm" svg:x="3cm" svg:y="6.1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xml:id="id8" draw:id="id8" draw:layer="layout" svg:width="1.5cm" svg:height="1.7cm" svg:x="3cm" svg:y="12.3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xml:id="id7" draw:id="id7" draw:layer="layout" svg:width="1.5cm" svg:height="1.7cm" svg:x="12.9cm" svg:y="6.1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connector draw:style-name="gr4" draw:text-style-name="P1" draw:layer="layout" svg:x1="4.5cm" svg:y1="6.95cm" svg:x2="12.9cm" svg:y2="6.95cm" draw:start-shape="id6" draw:start-glue-point="1" draw:end-shape="id7" draw:end-glue-point="3" svg:d="M4500 6950h8400">
          <text:p/>
        </draw:connector>
        <draw:frame draw:style-name="gr1" draw:text-style-name="P1" xml:id="id11" draw:id="id11" draw:layer="layout" svg:width="1.5cm" svg:height="1.7cm" svg:x="12.9cm" svg:y="10.2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xml:id="id10" draw:id="id10" draw:layer="layout" svg:width="1.5cm" svg:height="1.7cm" svg:x="12.9cm" svg:y="12.3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xml:id="id9" draw:id="id9" draw:layer="layout" svg:width="1.5cm" svg:height="1.7cm" svg:x="12.9cm" svg:y="14.6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connector draw:style-name="gr3" draw:text-style-name="P1" draw:layer="layout" draw:type="lines" svg:x1="4.5cm" svg:y1="13.15cm" svg:x2="12.9cm" svg:y2="15.45cm" draw:start-shape="id8" draw:start-glue-point="1" draw:end-shape="id9" draw:end-glue-point="3" svg:d="M4500 13150h500l7400 2300h500">
          <text:p/>
        </draw:connector>
        <draw:connector draw:style-name="gr3" draw:text-style-name="P1" draw:layer="layout" draw:type="lines" svg:x1="4.5cm" svg:y1="13.15cm" svg:x2="12.9cm" svg:y2="13.15cm" draw:start-shape="id8" draw:start-glue-point="1" draw:end-shape="id10" draw:end-glue-point="3" svg:d="M4500 13150h500 7400 500">
          <text:p/>
        </draw:connector>
        <draw:connector draw:style-name="gr3" draw:text-style-name="P1" draw:layer="layout" draw:type="lines" svg:x1="4.5cm" svg:y1="13.15cm" svg:x2="12.9cm" svg:y2="11.05cm" draw:start-shape="id8" draw:start-glue-point="1" draw:end-shape="id11" draw:end-glue-point="3" svg:d="M4500 13150h500l7400-2100h500">
          <text:p/>
        </draw:connector>
        <draw:frame draw:style-name="gr5" draw:text-style-name="P2" draw:layer="layout" svg:width="4.305cm" svg:height="1.787cm" svg:x="14.6cm" svg:y="12.2cm">
          <draw:text-box>
            <text:p text:style-name="P2"><text:span text:style-name="T1">I don't want </text:span><text:span text:style-name="T1"><text:line-break/></text:span><text:span text:style-name="T1">the </text:span></text:p>
            <text:p text:style-name="P2"><text:span text:style-name="T1">signal <text:s/>!!</text:span></text:p>
          </draw:text-box>
        </draw:frame>
        <draw:frame draw:style-name="gr1" draw:text-style-name="P1" xml:id="id12" draw:id="id12" draw:layer="layout" svg:width="1.5cm" svg:height="1.7cm" svg:x="3cm" svg:y="21.2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xml:id="id14" draw:id="id14" draw:layer="layout" svg:width="1.5cm" svg:height="1.7cm" svg:x="12.9cm" svg:y="19.1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draw:layer="layout" svg:width="1.5cm" svg:height="1.7cm" svg:x="12.9cm" svg:y="21.2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frame draw:style-name="gr1" draw:text-style-name="P1" xml:id="id13" draw:id="id13" draw:layer="layout" svg:width="1.5cm" svg:height="1.7cm" svg:x="12.9cm" svg:y="23.5cm">
          <draw:image xlink:href="Pictures/10000201000002450000024566FF0A11.png" xlink:type="simple" xlink:show="embed" xlink:actuate="onLoad"/>
          <draw:image xlink:href="Pictures/100008030000388E0000388E19BE1538.svg" xlink:type="simple" xlink:show="embed" xlink:actuate="onLoad">
            <text:p/>
          </draw:image>
        </draw:frame>
        <draw:connector draw:style-name="gr3" draw:text-style-name="P1" draw:layer="layout" draw:type="lines" svg:x1="4.5cm" svg:y1="22.05cm" svg:x2="12.9cm" svg:y2="24.35cm" draw:start-shape="id12" draw:start-glue-point="1" draw:end-shape="id13" draw:end-glue-point="3" svg:d="M4500 22050h500l7400 2300h500">
          <text:p/>
        </draw:connector>
        <draw:connector draw:style-name="gr3" draw:text-style-name="P1" draw:layer="layout" draw:type="lines" svg:x1="4.5cm" svg:y1="22.05cm" svg:x2="12.9cm" svg:y2="19.95cm" draw:start-shape="id12" draw:start-glue-point="1" draw:end-shape="id14" draw:end-glue-point="3" svg:d="M4500 22050h500l7400-2100h500">
          <text:p/>
        </draw:connector>
        <draw:frame draw:style-name="gr5" draw:text-style-name="P2" draw:layer="layout" svg:width="4.305cm" svg:height="1.787cm" svg:x="14.601cm" svg:y="21.001cm">
          <draw:text-box>
            <text:p text:style-name="P2"><text:span text:style-name="T1">I don't want </text:span><text:span text:style-name="T1"><text:line-break/></text:span><text:span text:style-name="T1">the </text:span></text:p>
            <text:p text:style-name="P2"><text:span text:style-name="T1">signal <text:s/>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fredo Oltra Orengo</meta:initial-creator>
    <meta:creation-date>2017-02-01T17:43:36</meta:creation-date>
    <dc:date>2017-02-02T01:51:54</dc:date>
    <dc:creator>Alfredo Oltra Orengo</dc:creator>
    <meta:editing-duration>PT8H8M18S</meta:editing-duration>
    <meta:editing-cycles>2</meta:editing-cycles>
    <meta:generator>OpenOffice/4.1.1$Unix OpenOffice.org_project/411m6$Build-9775</meta:generator>
    <meta:document-statistic meta:object-count="28"/>
  </office:meta>
</office:document-meta>
</file>